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1.86pt"/>
    </style:style>
    <style:style style:name="co2" style:family="table-column">
      <style:table-column-properties fo:break-before="auto" style:column-width="147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/>
          <table:table-cell office:value-type="string" calcext:value-type="string">
            <text:p>Max note</text:p>
          </table:table-cell>
          <table:table-cell/>
        </table:table-row>
        <table:table-row table:style-name="ro1">
          <table:table-cell office:value-type="string" calcext:value-type="string">
            <text:p>Report respect specifications (time, format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ject choice is well motivated (including the task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dent showed good interaction with the communit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dent understand well the global context of the projec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dent understood the contribution proc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ibution was accept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/>
          <table:table-cell table:formula="of:=SUM([.C2:.C7])" office:value-type="float" office:value="9" calcext:value-type="float">
            <text:p>9</text:p>
          </table:table-cell>
          <table:table-cell table:formula="of:=SUM([.D2:.D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/>
          <table:table-cell table:formula="of:=[.C8]/9*6" office:value-type="float" office:value="6" calcext:value-type="float">
            <text:p>6</text:p>
          </table:table-cell>
          <table:table-cell table:formula="of:=[.D8]/9*6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losophy and history of Open sour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censes and legal aspect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iness model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unity Governan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acy/Securit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entralisation/Standardi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tical and Business aspects to use Open Sour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/>
          <table:table-cell table:formula="of:=SUM([.C12:.C18])" office:value-type="float" office:value="14" calcext:value-type="float">
            <text:p>14</text:p>
          </table:table-cell>
          <table:table-cell table:formula="of:=SUM([.D12:.D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/>
          <table:table-cell table:formula="of:=[.C19]/14*12" office:value-type="float" office:value="12" calcext:value-type="float">
            <text:p>12</text:p>
          </table:table-cell>
          <table:table-cell table:formula="of:=[.D19]/14*1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onus poi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ent showed a particularly good autonom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dents faced difficulties and developed a good strategy to solve the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dent showed a particular insight and went beyond the cour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[.C9]+[.C20]+[.C23]+[.C24]+[.C25]" office:value-type="float" office:value="21" calcext:value-type="float">
            <text:p>21</text:p>
          </table:table-cell>
          <table:table-cell table:formula="of:=[.D9]+[.D20]+[.D23]+[.D24]+[.D25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0 : student lacked basic understan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: basic/scholar understan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: fluent understanding. Seems eviden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/00/0000</text:date>, <text:time style:data-style-name="N2" text:time-value="22:49:19.233126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1:28:16.955722895</meta:creation-date>
    <dc:date>2017-12-10T23:05:47.379246345</dc:date>
    <meta:editing-duration>PT31M45S</meta:editing-duration>
    <meta:editing-cycles>2</meta:editing-cycles>
    <meta:generator>LibreOffice_Vanilla/5.4.4.3$MacOSX_X86_64 LibreOffice_project/327ad42f4b641f37cf4dd9936346bc386252669a</meta:generator>
    <meta:document-statistic meta:table-count="1" meta:cell-count="70" meta:object-count="0"/>
  </office:meta>
</office:document-meta>
</file>